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5a15"/>
    </style:style>
    <style:style style:name="T1" style:family="text">
      <style:text-properties officeooo:rsid="000b5a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iyonzima@niyonzima-VirtualBox:~$ git config --global user.name "niyonzima"</text:span></text:p>
      <text:p text:style-name="P1"><text:span text:style-name="T1">niyonzima@niyonzima-VirtualBox:~$ git config --global user.email "jniyonzimap@gmail.com"</text:span></text:p>
      <text:p text:style-name="P1"><text:span text:style-name="T1">niyonzima@niyonzima-VirtualBox:~$ mkdir tested</text:span></text:p>
      <text:p text:style-name="P1"><text:span text:style-name="T1">niyonzima@niyonzima-VirtualBox:~$ cd tested</text:span></text:p>
      <text:p text:style-name="P1"><text:span text:style-name="T1">niyonzima@niyonzima-VirtualBox:~/tested$ git init</text:span></text:p>
      <text:p text:style-name="P1"><text:span text:style-name="T1">Initialized empty Git repository in /home/niyonzima/tested/.git/</text:span></text:p>
      <text:p text:style-name="P1"><text:span text:style-name="T1">niyonzima@niyonzima-VirtualBox:~/tested$ ls -la</text:span></text:p>
      <text:p text:style-name="P1"><text:span text:style-name="T1">total 12</text:span></text:p>
      <text:p text:style-name="P1"><text:span text:style-name="T1">drwxrwxr-x <text:s/>3 niyonzima niyonzima 4096 Mar <text:s/>8 08:40 .</text:span></text:p>
      <text:p text:style-name="P1"><text:span text:style-name="T1">drwxr-xr-x 30 niyonzima niyonzima 4096 Mar <text:s/>8 08:38 ..</text:span></text:p>
      <text:p text:style-name="P1"><text:span text:style-name="T1">drwxrwxr-x <text:s/>7 niyonzima niyonzima 4096 Mar <text:s/>8 08:40 .git</text:span></text:p>
      <text:p text:style-name="P1"><text:span text:style-name="T1">niyonzima@niyonzima-VirtualBox:~/tested$ nano list.sh</text:span></text:p>
      <text:p text:style-name="P1"><text:span text:style-name="T1">niyonzima@niyonzima-VirtualBox:~/tested$ chmod 755 list.sh</text:span></text:p>
      <text:p text:style-name="P1"><text:span text:style-name="T1">niyonzima@niyonzima-VirtualBox:~/tested$ ls -la</text:span></text:p>
      <text:p text:style-name="P1"><text:span text:style-name="T1">total 16</text:span></text:p>
      <text:p text:style-name="P1"><text:span text:style-name="T1">drwxrwxr-x <text:s/>3 niyonzima niyonzima 4096 Mar <text:s/>8 08:49 .</text:span></text:p>
      <text:p text:style-name="P1"><text:span text:style-name="T1">drwxr-xr-x 30 niyonzima niyonzima 4096 Mar <text:s/>8 08:38 ..</text:span></text:p>
      <text:p text:style-name="P1"><text:span text:style-name="T1">drwxrwxr-x <text:s/>7 niyonzima niyonzima 4096 Mar <text:s/>8 08:40 .git</text:span></text:p>
      <text:p text:style-name="P1"><text:span text:style-name="T1">-rwxr-xr-x <text:s/>1 niyonzima niyonzima <text:s/>188 Mar <text:s/>8 08:49 list.sh</text:span></text:p>
      <text:p text:style-name="P1"><text:span text:style-name="T1">niyonzima@niyonzima-VirtualBox:~/tested$ ls</text:span></text:p>
      <text:p text:style-name="P1"><text:span text:style-name="T1">list.sh</text:span></text:p>
      <text:p text:style-name="P1"><text:span text:style-name="T1">niyonzima@niyonzima-VirtualBox:~/tested$ ./list.sh niyonzima kamimi kadada mukesha sifa madede john peter</text:span></text:p>
      <text:p text:style-name="P1"><text:span text:style-name="T1">niyonzima kamimi kadada mukesha sifa madede john peter</text:span></text:p>
      <text:p text:style-name="P1"><text:span text:style-name="T1"><text:s/>8 names have been added </text:span></text:p>
      <text:p text:style-name="P1"><text:span text:style-name="T1">niyonzima@niyonzima-VirtualBox:~/tested$ git status</text:span></text:p>
      <text:p text:style-name="P1"><text:span text:style-name="T1"># On branch master</text:span></text:p>
      <text:p text:style-name="P1"><text:span text:style-name="T1"># <text:s text:c="141"/></text:span></text:p>
      <text:p text:style-name="P1"><text:span text:style-name="T1"># Initial commit <text:s text:c="126"/></text:span></text:p>
      <text:p text:style-name="P1"><text:span text:style-name="T1"># <text:s text:c="141"/></text:span></text:p>
      <text:p text:style-name="P1"><text:span text:style-name="T1"># Untracked files: <text:s text:c="124"/></text:span></text:p>
      <text:p text:style-name="P1"><text:span text:style-name="T1"># <text:s text:c="2"/>(use "git add &lt;file&gt;..." to include in what will be committed) <text:s text:c="76"/></text:span></text:p>
      <text:p text:style-name="P1"><text:span text:style-name="T1"># <text:s text:c="141"/></text:span></text:p>
      <text:p text:style-name="P1"><text:span text:style-name="T1"># <text:s text:c="6"/>list.sh <text:s text:c="127"/></text:span></text:p>
      <text:p text:style-name="P1"><text:span text:style-name="T1"># <text:s text:c="6"/>names.txt <text:s text:c="125"/></text:span></text:p>
      <text:p text:style-name="P1"><text:span text:style-name="T1">nothing added to commit but untracked files present (use "git add" to track) <text:s text:c="66"/></text:span></text:p>
      <text:p text:style-name="P1"><text:span text:style-name="T1">niyonzima@niyonzima-VirtualBox:~/tested$ git add . <text:s text:c="92"/></text:span></text:p>
      <text:p text:style-name="P1"><text:span text:style-name="T1">niyonzima@niyonzima-VirtualBox:~/tested$ git commit -m ' my first file commit ' <text:s text:c="63"/></text:span></text:p>
      <text:p text:style-name="P1"><text:span text:style-name="T1">[master (root-commit) 5eb8501] <text:s/>my first file commit <text:s text:c="90"/></text:span></text:p>
      <text:p text:style-name="P1"><text:span text:style-name="T1"><text:s/>2 files changed, 9 insertions(+) <text:s text:c="109"/></text:span></text:p>
      <text:p text:style-name="P1"><text:span text:style-name="T1"><text:s/>create mode 100755 list.sh <text:s text:c="115"/></text:span></text:p>
      <text:p text:style-name="P1"><text:span text:style-name="T1"><text:s/>create mode 100644 names.txt <text:s text:c="113"/></text:span></text:p>
      <text:p text:style-name="P1"><text:span text:style-name="T1">niyonzima@niyonzima-VirtualBox:~/tested$ git log <text:s text:c="94"/></text:span></text:p>
      <text:p text:style-name="P1"><text:span text:style-name="T1">commit 5eb850159617089ca69f09177e8550e1ddf6eb00</text:span></text:p>
      <text:p text:style-name="P1"><text:span text:style-name="T1">Author: niyonzima &lt;jniyonzimap@gmail.com&gt;</text:span></text:p>
      <text:p text:style-name="P1"><text:span text:style-name="T1">Date: <text:s text:c="2"/>Sat Mar 8 08:59:03 2014 +0200</text:span></text:p>
      <text:p text:style-name="P1"><text:span text:style-name="T1"/></text:p>
      <text:p text:style-name="P1"><text:span text:style-name="T1"><text:s text:c="5"/>my first file commit</text:span></text:p>
      <text:p text:style-name="P1"><text:span text:style-name="T1">niyonzima@niyonzima-VirtualBox:~/tested$ git remote add origin </text:span><text:soft-page-break/><text:span text:style-name="T1">https://github.com/niyonzima/tested.git</text:span></text:p>
      <text:p text:style-name="P1"><text:span text:style-name="T1">niyonzima@niyonzima-VirtualBox:~/tested$ git push -u origin master</text:span></text:p>
      <text:p text:style-name="P1"><text:span text:style-name="T1">error: Couldn't resolve host 'github.com' while accessing https://github.com/niyonzima/tested.git/info/refs</text:span></text:p>
      <text:p text:style-name="P1"><text:span text:style-name="T1">fatal: HTTP request failed</text:span></text:p>
      <text:p text:style-name="P1"><text:span text:style-name="T1">niyonzima@niyonzima-VirtualBox:~/tested$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8T09:05:21</meta:creation-date>
    <dc:date>2014-03-08T09:06:50</dc:date>
    <meta:editing-duration>P0D</meta:editing-duration>
    <meta:editing-cycles>1</meta:editing-cycles>
    <meta:document-statistic meta:table-count="0" meta:image-count="0" meta:object-count="0" meta:page-count="2" meta:paragraph-count="51" meta:word-count="258" meta:character-count="4054" meta:non-whitespace-character-count="2049"/>
    <meta:generator>LibreOffice/3.6$Linux_x86 LibreOffice_project/360m1$Build-2</meta:generator>
  </office:meta>
</office:document-meta>
</file>